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4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110"/>
    <style:style style:name="ce6" style:family="table-cell" style:parent-style-name="Default" style:data-style-name="N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table:style-name="ce1" office:value-type="string">
            <text:p>Larmor rotation test parameters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>
            <text:p>To be fixed:</text:p>
          </table:table-cell>
          <table:table-cell table:number-columns-repeated="4"/>
          <table:table-cell office:value-type="string">
            <text:p>Constants</text:p>
          </table:table-cell>
          <table:table-cell table:number-columns-repeated="2"/>
        </table:table-row>
        <table:table-row table:style-name="ro4">
          <table:table-cell office:value-type="string">
            <text:p>B0</text:p>
          </table:table-cell>
          <table:table-cell table:style-name="ce4" office:value-type="float" office:value="0.000000001">
            <text:p>1,00E-009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Mu_0</text:p>
          </table:table-cell>
          <table:table-cell table:style-name="ce4" office:value-type="float" office:value="0.00000125663706144">
            <text:p>1,26E-006</text:p>
          </table:table-cell>
          <table:table-cell office:value-type="string">
            <text:p>NA⁻²</text:p>
          </table:table-cell>
        </table:table-row>
        <table:table-row table:style-name="ro4">
          <table:table-cell office:value-type="string">
            <text:p>Density</text:p>
          </table:table-cell>
          <table:table-cell table:style-name="ce4" office:value-type="float" office:value="1000">
            <text:p>1,00E+003</text:p>
          </table:table-cell>
          <table:table-cell office:value-type="string">
            <text:p>m⁻³</text:p>
          </table:table-cell>
          <table:table-cell table:number-columns-repeated="2"/>
          <table:table-cell office:value-type="string">
            <text:p>m_p</text:p>
          </table:table-cell>
          <table:table-cell table:style-name="ce4" office:value-type="float" office:value="1.67262171E-027">
            <text:p>1,67E-027</text:p>
          </table:table-cell>
          <table:table-cell office:value-type="string">
            <text:p>kg</text:p>
          </table:table-cell>
        </table:table-row>
        <table:table-row table:style-name="ro4">
          <table:table-cell office:value-type="string">
            <text:p>Temperature</text:p>
          </table:table-cell>
          <table:table-cell table:style-name="ce4" office:value-type="float" office:value="1000000">
            <text:p>1,00E+00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q</text:p>
          </table:table-cell>
          <table:table-cell table:style-name="ce4" office:value-type="float" office:value="1.60217653E-019">
            <text:p>1,60E-019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5"/>
          <table:table-cell office:value-type="string">
            <text:p>gamma</text:p>
          </table:table-cell>
          <table:table-cell table:style-name="ce6" office:value-type="float" office:value="1.66666666666667">
            <text:p>1,6666666667</text:p>
          </table:table-cell>
          <table:table-cell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office:value-type="string">
            <text:p>k</text:p>
          </table:table-cell>
          <table:table-cell table:style-name="ce4" office:value-type="float" office:value="1.3806505E-023">
            <text:p>1,38E-023</text:p>
          </table:table-cell>
          <table:table-cell office:value-type="string">
            <text:p>J/K</text:p>
          </table:table-cell>
        </table:table-row>
        <table:table-row table:style-name="ro4">
          <table:table-cell table:style-name="ce3" office:value-type="string">
            <text:p>Total length</text:p>
          </table:table-cell>
          <table:table-cell table:style-name="ce4" office:value-type="float" office:value="10000000">
            <text:p>1,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p/rho adim</text:p>
          </table:table-cell>
          <table:table-cell office:value-type="float" office:value="0.1">
            <text:p>0,1</text:p>
          </table:table-cell>
          <table:table-cell/>
        </table:table-row>
        <table:table-row table:style-name="ro4">
          <table:table-cell office:value-type="string">
            <text:p>x length</text:p>
          </table:table-cell>
          <table:table-cell office:value-type="float" office:value="60">
            <text:p>6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_e</text:p>
          </table:table-cell>
          <table:table-cell table:style-name="ce4" office:value-type="float" office:value="9.109E-031">
            <text:p>9,11E-031</text:p>
          </table:table-cell>
          <table:table-cell/>
        </table:table-row>
        <table:table-row table:style-name="ro4">
          <table:table-cell office:value-type="string">
            <text:p>dx</text:p>
          </table:table-cell>
          <table:table-cell table:style-name="ce4" table:formula="of:=[.B9]/[.B10]" office:value-type="float" office:value="166666.666666667">
            <text:p>1,67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epsilon0</text:p>
          </table:table-cell>
          <table:table-cell table:style-name="ce4" office:value-type="float" office:value="0.00000000000885418781762">
            <text:p>8,85E-012</text:p>
          </table:table-cell>
          <table:table-cell/>
        </table:table-row>
        <table:table-row table:style-name="ro4">
          <table:table-cell office:value-type="string">
            <text:p>velocity box min/max</text:p>
          </table:table-cell>
          <table:table-cell office:value-type="float" office:value="150000">
            <text:p>150000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3 v_th =</text:p>
          </table:table-cell>
          <table:table-cell table:formula="of:=3*[.B21]" office:value-type="float" office:value="385459.953855642">
            <text:p>385459,953855642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v_max</text:p>
          </table:table-cell>
          <table:table-cell table:formula="of:=SQRT(3*[.B12]*[.B12])" office:value-type="float" office:value="259807.621135332">
            <text:p>259807,621135332</text:p>
          </table:table-cell>
          <table:table-cell office:value-type="string">
            <text:p>m/s</text:p>
          </table:table-cell>
          <table:table-cell table:number-columns-repeated="2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4">
          <table:table-cell office:value-type="string">
            <text:p>velocity box length</text:p>
          </table:table-cell>
          <table:table-cell office:value-type="float" office:value="10">
            <text:p>10</text:p>
          </table:table-cell>
          <table:table-cell office:value-type="string">
            <text:p>blocks</text:p>
          </table:table-cell>
          <table:table-cell table:number-columns-repeated="2"/>
          <table:table-cell office:value-type="string">
            <text:p>Total spatial cells</text:p>
          </table:table-cell>
          <table:table-cell table:formula="of:=[.B10]*b#ref!" office:value-type="string" office:string-value="Err:509">
            <text:p>Err:509</text:p>
          </table:table-cell>
          <table:table-cell/>
        </table:table-row>
        <table:table-row table:style-name="ro4">
          <table:table-cell/>
          <table:table-cell table:formula="of:=[.B15]*4" office:value-type="float" office:value="40">
            <text:p>4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ax. cells per proc.</text:p>
          </table:table-cell>
          <table:table-cell office:value-type="float" office:value="200">
            <text:p>200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Total proc. Needed</text:p>
          </table:table-cell>
          <table:table-cell table:formula="of:=[.G15]/[.G16]" office:value-type="float" office:value="0">
            <text:p>Err:509</text:p>
          </table:table-cell>
          <table:table-cell/>
        </table:table-row>
        <table:table-row table:style-name="ro4">
          <table:table-cell table:style-name="ce2" office:value-type="string">
            <text:p>Consequences</text:p>
          </table:table-cell>
          <table:table-cell table:number-columns-repeated="7"/>
        </table:table-row>
        <table:table-row table:style-name="ro4">
          <table:table-cell office:value-type="string">
            <text:p>Alfvén velocity</text:p>
          </table:table-cell>
          <table:table-cell table:style-name="ce4" table:formula="of:=SQRT([.B4]*[.B4]/([.G4]*[.B5]*[.G5]))" office:value-type="float" office:value="689757.137610624">
            <text:p>6,90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4">
          <table:table-cell office:value-type="string">
            <text:p>Sound velocity</text:p>
          </table:table-cell>
          <table:table-cell table:style-name="ce4" table:formula="of:=SQRT([.G7]*[.G8]*[.B6]/[.G5])" office:value-type="float" office:value="117291.728745353">
            <text:p>1,17E+005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6]*[.$B$4]/([.$G$5])" office:value-type="float" office:value="0.0957883375793323">
            <text:p>9,58E-002</text:p>
          </table:table-cell>
          <table:table-cell/>
        </table:table-row>
        <table:table-row table:style-name="ro4">
          <table:table-cell office:value-type="string">
            <text:p>Thermal velocity</text:p>
          </table:table-cell>
          <table:table-cell table:style-name="ce4" table:formula="of:=SQRT(2*[.G8]*[.B6]/[.G5])" office:value-type="float" office:value="128486.651285214">
            <text:p>1,28E+005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period</text:p>
          </table:table-cell>
          <table:table-cell table:style-name="ce4" table:formula="of:=2*PI()/[.G20]" office:value-type="float" office:value="65.5944707462516">
            <text:p>6,56E+001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4" table:formula="of:=[.B21]/[.G20]" office:value-type="float" office:value="1341360.07088338">
            <text:p>1,34E+006</text:p>
          </table:table-cell>
          <table:table-cell/>
        </table:table-row>
        <table:table-row table:style-name="ro4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Beta</text:p>
          </table:table-cell>
          <table:table-cell table:style-name="ce7" table:formula="of:=[.B5]*[.G8]*[.B6]*2*[.G4]/([.B4]*[.B4])" office:value-type="float" office:value="0.0346995317439133">
            <text:p>3,47E-002</text:p>
          </table:table-cell>
          <table:table-cell/>
        </table:table-row>
        <table:table-row table:style-name="ro4">
          <table:table-cell office:value-type="string">
            <text:p>acceleration</text:p>
          </table:table-cell>
          <table:table-cell table:style-name="ce4" table:formula="of:=(2*[.B12]/[.B16])/([.G6]/[.G5]*[.B14]*[.B4])" office:value-type="float" office:value="0.301367725852566">
            <text:p>3,01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plasma frequency</text:p>
          </table:table-cell>
          <table:table-cell table:style-name="ce7" table:formula="of:=SQRT([.$B$5]*[.$G$6]*[.$G$6]/([.$G$11]*[.$G$5]))" office:value-type="float" office:value="41.6329452857458">
            <text:p>4,16E+001</text:p>
          </table:table-cell>
          <table:table-cell/>
        </table:table-row>
        <table:table-row table:style-name="ro4">
          <table:table-cell office:value-type="string">
            <text:p>kinetic</text:p>
          </table:table-cell>
          <table:table-cell table:style-name="ce5" table:formula="of:=[.B11]/[.B14]" office:value-type="float" office:value="0.641500299099584">
            <text:p>6,415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freq</text:p>
          </table:table-cell>
          <table:table-cell table:style-name="ce4" table:formula="of:=[.$G$6]*[.$B$4]/([.$G$10])" office:value-type="float" office:value="175.88939839719">
            <text:p>1,76E+002</text:p>
          </table:table-cell>
          <table:table-cell/>
        </table:table-row>
        <table:table-row table:style-name="ro4">
          <table:table-cell office:value-type="string">
            <text:p>magnetic</text:p>
          </table:table-cell>
          <table:table-cell table:style-name="ce5" table:formula="of:=[.B11]/[.B19]" office:value-type="float" office:value="0.241630941644205">
            <text:p>2,416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plasma frequency</text:p>
          </table:table-cell>
          <table:table-cell table:style-name="ce4" table:formula="of:=SQRT([.$B$5]*[.$G$6]*[.$G$6]/([.$G$11]*[.$G$10]))" office:value-type="float" office:value="1784.02382302553">
            <text:p>1,78E+003</text:p>
          </table:table-cell>
          <table:table-cell/>
        </table:table-row>
        <table:table-row table:style-name="ro4">
          <table:table-cell office:value-type="string">
            <text:p>dt</text:p>
          </table:table-cell>
          <table:table-cell table:style-name="ce4" office:value-type="float" office:value="0.2">
            <text:p>2,00E-001</text:p>
          </table:table-cell>
          <table:table-cell table:number-columns-repeated="3"/>
          <table:table-cell office:value-type="string">
            <text:p>Lower hybrid frequency</text:p>
          </table:table-cell>
          <table:table-cell table:style-name="ce7" table:formula="of:=SQRT(([.G24]*[.G24]+[.G20]*[.G20])/(1+[.G26]*[.G26]/([.G25]*[.G25])))" office:value-type="float" office:value="4.08485611299076">
            <text:p>4,08E+000</text:p>
          </table:table-cell>
          <table:table-cell/>
        </table:table-row>
        <table:table-row table:style-name="ro4">
          <table:table-cell office:value-type="string">
            <text:p>Proton gyroperiod/dt</text:p>
          </table:table-cell>
          <table:table-cell table:formula="of:=[.G21]/[.B27]" office:value-type="float" office:value="327.972353731258">
            <text:p>327,9723537313</text:p>
          </table:table-cell>
          <table:table-cell table:number-columns-repeated="6"/>
        </table:table-row>
        <table:table-row table:style-name="ro4">
          <table:table-cell/>
          <table:table-cell table:style-name="ce4"/>
          <table:table-cell table:number-columns-repeated="6"/>
        </table:table-row>
        <table:table-row table:style-name="ro4" table:number-rows-repeated="3">
          <table:table-cell table:number-columns-repeated="7"/>
          <table:table-cell table:style-name="ce8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5"/>
          <table:table-cell office:value-type="string">
            <text:p>Electron gyrofreq</text:p>
          </table:table-cell>
          <table:table-cell table:formula="of:=[.G6]*[.B4]/[.G10]" office:value-type="float" office:value="175.88939839719">
            <text:p>175,8893983972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(/!\ B_max not rigorous)</text:p>
          </table:table-cell>
          <table:table-cell/>
          <table:table-cell office:value-type="string">
            <text:p>Electron gyroperiod</text:p>
          </table:table-cell>
          <table:table-cell table:formula="of:=2*3.14159/[.G36]" office:value-type="float" office:value="0.0357223349289731">
            <text:p>0,0357223349</text:p>
          </table:table-cell>
          <table:table-cell table:style-name="ce8" office:value-type="string">
            <text:p>1/s</text:p>
          </table:table-cell>
        </table:table-row>
        <table:table-row table:style-name="ro4">
          <table:table-cell table:number-columns-repeated="7"/>
          <table:table-cell table:style-name="ce8" office:value-type="string">
            <text:p>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3" number:min-integer-digits="1" number:min-exponent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.04.2012</text:date>, <text:time>13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0:19:11</meta:creation-date>
    <dc:date>2012-04-11T13:46:51.07</dc:date>
    <meta:editing-duration>P4DT7H47M41S</meta:editing-duration>
    <meta:editing-cycles>25</meta:editing-cycles>
    <meta:generator>LibreOffice/3.4$Win32 LibreOffice_project/340m1$Build-402</meta:generator>
    <meta:document-statistic meta:table-count="3" meta:cell-count="111" meta:object-count="0"/>
  </office:meta>
</office:document-meta>
</file>